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ype_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zedmioty ogolnoksztalcące (cała klasa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zedmioty ogolnoksztalcące (grupy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zedmioty zawodowe (informatyczne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zedmioty zawodowe (eletryczn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.00.0000</text:date>, <text:time style:data-style-name="N2" text:time-value="19:35:36.6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3-12-12T19:36:55.408000000</dc:date>
    <meta:editing-duration>PT4M46S</meta:editing-duration>
    <meta:editing-cycles>3</meta:editing-cycles>
    <meta:document-statistic meta:table-count="1" meta:cell-count="10" meta:object-count="0"/>
  </office:meta>
</office:document-meta>
</file>